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Константы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Предельное значение силы тока через электромагнит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string" calcext:value-type="string">
            <text:p>Предельное значение напряжения на электромагните</text:p>
          </table:table-cell>
          <table:table-cell office:value-type="float" office:value="115.3" calcext:value-type="float">
            <text:p>115,3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Цена деления шкалы амперметра А2</text:p>
          </table:table-cell>
          <table:table-cell table:style-name="ce3" office:value-type="string" calcext:value-type="string">
            <text:p>1,5 / 150</text:p>
          </table:table-cell>
          <table:table-cell office:value-type="string" calcext:value-type="string">
            <text:p>мА</text:p>
          </table:table-cell>
        </table:table-row>
        <table:table-row table:style-name="ro1">
          <table:table-cell office:value-type="string" calcext:value-type="string">
            <text:p>Минимальное значение тока через образе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ел</text:p>
          </table:table-cell>
        </table:table-row>
        <table:table-row table:style-name="ro1">
          <table:table-cell office:value-type="string" calcext:value-type="string">
            <text:p>Напряжение при токе через образец в 1 А</text:p>
          </table:table-cell>
          <table:table-cell office:value-type="float" office:value="-0.183" calcext:value-type="float">
            <text:p>-0,183</text:p>
          </table:table-cell>
          <table:table-cell office:value-type="string" calcext:value-type="string">
            <text:p>мВ</text:p>
          </table:table-cell>
        </table:table-row>
        <table:table-row table:style-name="ro1">
          <table:table-cell office:value-type="string" calcext:value-type="string">
            <text:p>Параметры образц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</text:p>
          </table:table-cell>
        </table:table-row>
      </table:table>
      <table:table table:name="Магнитная индукция в зависимости от тока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Ток I, А</text:p>
          </table:table-cell>
          <table:table-cell office:value-type="string" calcext:value-type="string">
            <text:p>Индукция, B, мВб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9.6" calcext:value-type="float">
            <text:p>9,6</text:p>
          </table:table-cell>
        </table:table-row>
      </table:table>
      <table:table table:name="Напряжение от тока магнита c собств. током 20дел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23" calcext:value-type="float">
            <text:p>-0,023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16" calcext:value-type="float">
            <text:p>-0,016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09" calcext:value-type="float">
            <text:p>-0,009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2" calcext:value-type="float">
            <text:p>-0,002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7" calcext:value-type="float">
            <text:p>0,007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22" calcext:value-type="float">
            <text:p>0,022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25" calcext:value-type="float">
            <text:p>0,025</text:p>
          </table:table-cell>
          <table:table-cell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34" calcext:value-type="float">
            <text:p>0,034</text:p>
          </table:table-cell>
          <table:table-cell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39" calcext:value-type="float">
            <text:p>0,039</text:p>
          </table:table-cell>
          <table:table-cell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47" calcext:value-type="float">
            <text:p>0,047</text:p>
          </table:table-cell>
          <table:table-cell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49" calcext:value-type="float">
            <text:p>0,049</text:p>
          </table:table-cell>
          <table:table-cell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51" calcext:value-type="float">
            <text:p>0,051</text:p>
          </table:table-cell>
          <table:table-cell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53" calcext:value-type="float">
            <text:p>0,053</text:p>
          </table:table-cell>
          <table:table-cell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54" calcext:value-type="float">
            <text:p>0,054</text:p>
          </table:table-cell>
          <table:table-cell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55" calcext:value-type="float">
            <text:p>0,055</text:p>
          </table:table-cell>
          <table:table-cell/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0.056" calcext:value-type="float">
            <text:p>0,056</text:p>
          </table:table-cell>
          <table:table-cell/>
        </table:table-row>
      </table:table>
      <table:table table:name="Напряжение от тока магнита с собств. током 40дел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46" calcext:value-type="float">
            <text:p>-0,04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33" calcext:value-type="float">
            <text:p>-0,03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21" calcext:value-type="float">
            <text:p>-0,02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formula="of:=[.A7] + 0.1" office:value-type="float" office:value="0.75" calcext:value-type="float">
            <text:p>0,75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table:formula="of:=[.A8] + 0.1" office:value-type="float" office:value="0.85" calcext:value-type="float">
            <text:p>0,8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table:formula="of:=[.A9] + 0.1" office:value-type="float" office:value="0.95" calcext:value-type="float">
            <text:p>0,9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table:formula="of:=[.A10] + 0.1" office:value-type="float" office:value="1.05" calcext:value-type="float">
            <text:p>1,05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table:formula="of:=[.A11] + 0.1" office:value-type="float" office:value="1.15" calcext:value-type="float">
            <text:p>1,15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table:formula="of:=[.A12] + 0.1" office:value-type="float" office:value="1.25" calcext:value-type="float">
            <text:p>1,2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table:formula="of:=[.A13] + 0.1" office:value-type="float" office:value="1.35" calcext:value-type="float">
            <text:p>1,35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table:formula="of:=[.A14] + 0.1" office:value-type="float" office:value="1.45" calcext:value-type="float">
            <text:p>1,45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table:formula="of:=[.A15] + 0.1" office:value-type="float" office:value="1.55" calcext:value-type="float">
            <text:p>1,5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formula="of:=[.A16] + 0.1" office:value-type="float" office:value="1.65" calcext:value-type="float">
            <text:p>1,65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table:formula="of:=[.A17] + 0.1" office:value-type="float" office:value="1.75" calcext:value-type="float">
            <text:p>1,75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table:formula="of:=[.A18] + 0.1" office:value-type="float" office:value="1.85" calcext:value-type="float">
            <text:p>1,85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table:formula="of:=[.A19] + 0.1" office:value-type="float" office:value="1.95" calcext:value-type="float">
            <text:p>1,9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formula="of:=[.A20] + 0.1" office:value-type="float" office:value="2.05" calcext:value-type="float">
            <text:p>2,05</text:p>
          </table:table-cell>
          <table:table-cell office:value-type="float" office:value="0.104" calcext:value-type="float">
            <text:p>0,104</text:p>
          </table:table-cell>
        </table:table-row>
      </table:table>
      <table:table table:name="Напряжение от тока магнита с собств. током 60дел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73" calcext:value-type="float">
            <text:p>-0,073</text:p>
          </table:table-cell>
        </table:table-row>
        <table:table-row table:style-name="ro1">
          <table:table-cell table:formula="of:=[.A2] + 0.1" office:value-type="float" office:value="0.25" calcext:value-type="float">
            <text:p>0,25</text:p>
          </table:table-cell>
          <table:table-cell office:value-type="float" office:value="-0.053" calcext:value-type="float">
            <text:p>-0,053</text:p>
          </table:table-cell>
        </table:table-row>
        <table:table-row table:style-name="ro1">
          <table:table-cell table:formula="of:=[.A3] + 0.1" office:value-type="float" office:value="0.35" calcext:value-type="float">
            <text:p>0,35</text:p>
          </table:table-cell>
          <table:table-cell office:value-type="float" office:value="-0.031" calcext:value-type="float">
            <text:p>-0,031</text:p>
          </table:table-cell>
        </table:table-row>
        <table:table-row table:style-name="ro1">
          <table:table-cell table:formula="of:=[.A4] + 0.1" office:value-type="float" office:value="0.45" calcext:value-type="float">
            <text:p>0,4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table:formula="of:=[.A5] + 0.1" office:value-type="float" office:value="0.55" calcext:value-type="float">
            <text:p>0,5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6] + 0.1" office:value-type="float" office:value="0.65" calcext:value-type="float">
            <text:p>0,65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table:formula="of:=[.A7] + 0.1" office:value-type="float" office:value="0.75" calcext:value-type="float">
            <text:p>0,75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table:formula="of:=[.A8] + 0.1" office:value-type="float" office:value="0.85" calcext:value-type="float">
            <text:p>0,85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table:formula="of:=[.A9] + 0.1" office:value-type="float" office:value="0.95" calcext:value-type="float">
            <text:p>0,95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formula="of:=[.A10] + 0.1" office:value-type="float" office:value="1.05" calcext:value-type="float">
            <text:p>1,05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table:formula="of:=[.A11] + 0.1" office:value-type="float" office:value="1.15" calcext:value-type="float">
            <text:p>1,15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table:formula="of:=[.A12] + 0.1" office:value-type="float" office:value="1.25" calcext:value-type="float">
            <text:p>1,25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table:formula="of:=[.A13] + 0.1" office:value-type="float" office:value="1.35" calcext:value-type="float">
            <text:p>1,35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table:formula="of:=[.A14] + 0.1" office:value-type="float" office:value="1.45" calcext:value-type="float">
            <text:p>1,4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table:formula="of:=[.A15] + 0.1" office:value-type="float" office:value="1.55" calcext:value-type="float">
            <text:p>1,55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table:formula="of:=[.A16] + 0.1" office:value-type="float" office:value="1.65" calcext:value-type="float">
            <text:p>1,65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table:formula="of:=[.A17] + 0.1" office:value-type="float" office:value="1.75" calcext:value-type="float">
            <text:p>1,75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table:formula="of:=[.A18] + 0.1" office:value-type="float" office:value="1.85" calcext:value-type="float">
            <text:p>1,85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table:formula="of:=[.A19] + 0.1" office:value-type="float" office:value="1.95" calcext:value-type="float">
            <text:p>1,95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table:formula="of:=[.A20] + 0.1" office:value-type="float" office:value="2.05" calcext:value-type="float">
            <text:p>2,05</text:p>
          </table:table-cell>
          <table:table-cell office:value-type="float" office:value="0.151" calcext:value-type="float">
            <text:p>0,151</text:p>
          </table:table-cell>
        </table:table-row>
      </table:table>
      <table:table table:name="Напряжение от тока магнита с собств. током 80дел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98" calcext:value-type="float">
            <text:p>-0,098</text:p>
          </table:table-cell>
        </table:table-row>
        <table:table-row table:style-name="ro1">
          <table:table-cell table:formula="of:=[.A2]+0.1" office:value-type="float" office:value="0.25" calcext:value-type="float">
            <text:p>0,25</text:p>
          </table:table-cell>
          <table:table-cell office:value-type="float" office:value="-0.068" calcext:value-type="float">
            <text:p>-0,068</text:p>
          </table:table-cell>
        </table:table-row>
        <table:table-row table:style-name="ro1">
          <table:table-cell table:formula="of:=[.A3]+0.1" office:value-type="float" office:value="0.35" calcext:value-type="float">
            <text:p>0,35</text:p>
          </table:table-cell>
          <table:table-cell office:value-type="float" office:value="-0.047" calcext:value-type="float">
            <text:p>-0,047</text:p>
          </table:table-cell>
        </table:table-row>
        <table:table-row table:style-name="ro1">
          <table:table-cell table:formula="of:=[.A4]+0.1" office:value-type="float" office:value="0.45" calcext:value-type="float">
            <text:p>0,45</text:p>
          </table:table-cell>
          <table:table-cell office:value-type="float" office:value="-0.019" calcext:value-type="float">
            <text:p>-0,019</text:p>
          </table:table-cell>
        </table:table-row>
        <table:table-row table:style-name="ro1">
          <table:table-cell table:formula="of:=[.A5]+0.1" office:value-type="float" office:value="0.55" calcext:value-type="float">
            <text:p>0,5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6]+0.1" office:value-type="float" office:value="0.65" calcext:value-type="float">
            <text:p>0,6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table:formula="of:=[.A7]+0.1" office:value-type="float" office:value="0.75" calcext:value-type="float">
            <text:p>0,75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table:formula="of:=[.A8]+0.1" office:value-type="float" office:value="0.85" calcext:value-type="float">
            <text:p>0,85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formula="of:=[.A9]+0.1" office:value-type="float" office:value="0.95" calcext:value-type="float">
            <text:p>0,9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formula="of:=[.A10]+0.1" office:value-type="float" office:value="1.05" calcext:value-type="float">
            <text:p>1,05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table:formula="of:=[.A11]+0.1" office:value-type="float" office:value="1.15" calcext:value-type="float">
            <text:p>1,1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table:formula="of:=[.A12]+0.1" office:value-type="float" office:value="1.25" calcext:value-type="float">
            <text:p>1,25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table:formula="of:=[.A13]+0.1" office:value-type="float" office:value="1.35" calcext:value-type="float">
            <text:p>1,3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formula="of:=[.A14]+0.1" office:value-type="float" office:value="1.45" calcext:value-type="float">
            <text:p>1,4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table:formula="of:=[.A15]+0.1" office:value-type="float" office:value="1.55" calcext:value-type="float">
            <text:p>1,5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formula="of:=[.A16]+0.1" office:value-type="float" office:value="1.65" calcext:value-type="float">
            <text:p>1,65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table:formula="of:=[.A17]+0.1" office:value-type="float" office:value="1.75" calcext:value-type="float">
            <text:p>1,7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table:formula="of:=[.A18]+0.1" office:value-type="float" office:value="1.85" calcext:value-type="float">
            <text:p>1,8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table:formula="of:=[.A19]+0.1" office:value-type="float" office:value="1.95" calcext:value-type="float">
            <text:p>1,95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table:formula="of:=[.A20]+0.1" office:value-type="float" office:value="2.05" calcext:value-type="float">
            <text:p>2,05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table:formula="of:=[.A21]+0.1" office:value-type="float" office:value="2.15" calcext:value-type="float">
            <text:p>2,15</text:p>
          </table:table-cell>
          <table:table-cell office:value-type="float" office:value="0.199" calcext:value-type="float">
            <text:p>0,199</text:p>
          </table:table-cell>
        </table:table-row>
      </table:table>
      <table:table table:name="Напряжение от тока магнита с собств током 100дел, повернут на 180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239" calcext:value-type="float">
            <text:p>-0,239</text:p>
          </table:table-cell>
        </table:table-row>
        <table:table-row table:style-name="ro1">
          <table:table-cell table:formula="of:=[.A2]+0.1" office:value-type="float" office:value="0.25" calcext:value-type="float">
            <text:p>0,25</text:p>
          </table:table-cell>
          <table:table-cell office:value-type="float" office:value="-0.27" calcext:value-type="float">
            <text:p>-0,27</text:p>
          </table:table-cell>
        </table:table-row>
        <table:table-row table:style-name="ro1">
          <table:table-cell table:formula="of:=[.A3]+0.1" office:value-type="float" office:value="0.35" calcext:value-type="float">
            <text:p>0,35</text:p>
          </table:table-cell>
          <table:table-cell office:value-type="float" office:value="-0.309" calcext:value-type="float">
            <text:p>-0,309</text:p>
          </table:table-cell>
        </table:table-row>
        <table:table-row table:style-name="ro1">
          <table:table-cell table:formula="of:=[.A4]+0.1" office:value-type="float" office:value="0.45" calcext:value-type="float">
            <text:p>0,45</text:p>
          </table:table-cell>
          <table:table-cell office:value-type="float" office:value="-0.342" calcext:value-type="float">
            <text:p>-0,342</text:p>
          </table:table-cell>
        </table:table-row>
        <table:table-row table:style-name="ro1">
          <table:table-cell table:formula="of:=[.A5]+0.1" office:value-type="float" office:value="0.55" calcext:value-type="float">
            <text:p>0,55</text:p>
          </table:table-cell>
          <table:table-cell office:value-type="float" office:value="-0.371" calcext:value-type="float">
            <text:p>-0,371</text:p>
          </table:table-cell>
        </table:table-row>
        <table:table-row table:style-name="ro1">
          <table:table-cell table:formula="of:=[.A6]+0.1" office:value-type="float" office:value="0.65" calcext:value-type="float">
            <text:p>0,65</text:p>
          </table:table-cell>
          <table:table-cell office:value-type="float" office:value="-0.407" calcext:value-type="float">
            <text:p>-0,407</text:p>
          </table:table-cell>
        </table:table-row>
        <table:table-row table:style-name="ro1">
          <table:table-cell table:formula="of:=[.A7]+0.1" office:value-type="float" office:value="0.75" calcext:value-type="float">
            <text:p>0,75</text:p>
          </table:table-cell>
          <table:table-cell office:value-type="float" office:value="-0.426" calcext:value-type="float">
            <text:p>-0,426</text:p>
          </table:table-cell>
        </table:table-row>
        <table:table-row table:style-name="ro1">
          <table:table-cell table:formula="of:=[.A8]+0.1" office:value-type="float" office:value="0.85" calcext:value-type="float">
            <text:p>0,85</text:p>
          </table:table-cell>
          <table:table-cell office:value-type="float" office:value="-0.461" calcext:value-type="float">
            <text:p>-0,461</text:p>
          </table:table-cell>
        </table:table-row>
        <table:table-row table:style-name="ro1">
          <table:table-cell table:formula="of:=[.A9]+0.1" office:value-type="float" office:value="0.95" calcext:value-type="float">
            <text:p>0,95</text:p>
          </table:table-cell>
          <table:table-cell office:value-type="float" office:value="-0.485" calcext:value-type="float">
            <text:p>-0,485</text:p>
          </table:table-cell>
        </table:table-row>
        <table:table-row table:style-name="ro1">
          <table:table-cell table:formula="of:=[.A10]+0.1" office:value-type="float" office:value="1.05" calcext:value-type="float">
            <text:p>1,05</text:p>
          </table:table-cell>
          <table:table-cell office:value-type="float" office:value="-0.511" calcext:value-type="float">
            <text:p>-0,511</text:p>
          </table:table-cell>
        </table:table-row>
        <table:table-row table:style-name="ro1">
          <table:table-cell table:formula="of:=[.A11]+0.1" office:value-type="float" office:value="1.15" calcext:value-type="float">
            <text:p>1,15</text:p>
          </table:table-cell>
          <table:table-cell office:value-type="float" office:value="-0.53" calcext:value-type="float">
            <text:p>-0,53</text:p>
          </table:table-cell>
        </table:table-row>
        <table:table-row table:style-name="ro1">
          <table:table-cell table:formula="of:=[.A12]+0.1" office:value-type="float" office:value="1.25" calcext:value-type="float">
            <text:p>1,25</text:p>
          </table:table-cell>
          <table:table-cell office:value-type="float" office:value="-0.549" calcext:value-type="float">
            <text:p>-0,549</text:p>
          </table:table-cell>
        </table:table-row>
        <table:table-row table:style-name="ro1">
          <table:table-cell table:formula="of:=[.A13]+0.1" office:value-type="float" office:value="1.35" calcext:value-type="float">
            <text:p>1,35</text:p>
          </table:table-cell>
          <table:table-cell office:value-type="float" office:value="-0.568" calcext:value-type="float">
            <text:p>-0,568</text:p>
          </table:table-cell>
        </table:table-row>
        <table:table-row table:style-name="ro1">
          <table:table-cell table:formula="of:=[.A14]+0.1" office:value-type="float" office:value="1.45" calcext:value-type="float">
            <text:p>1,45</text:p>
          </table:table-cell>
          <table:table-cell office:value-type="float" office:value="-0.583" calcext:value-type="float">
            <text:p>-0,583</text:p>
          </table:table-cell>
        </table:table-row>
        <table:table-row table:style-name="ro1">
          <table:table-cell table:formula="of:=[.A15]+0.1" office:value-type="float" office:value="1.55" calcext:value-type="float">
            <text:p>1,55</text:p>
          </table:table-cell>
          <table:table-cell office:value-type="float" office:value="-0.593" calcext:value-type="float">
            <text:p>-0,593</text:p>
          </table:table-cell>
        </table:table-row>
        <table:table-row table:style-name="ro1">
          <table:table-cell table:formula="of:=[.A16]+0.1" office:value-type="float" office:value="1.65" calcext:value-type="float">
            <text:p>1,65</text:p>
          </table:table-cell>
          <table:table-cell office:value-type="float" office:value="-0.604" calcext:value-type="float">
            <text:p>-0,604</text:p>
          </table:table-cell>
        </table:table-row>
        <table:table-row table:style-name="ro1">
          <table:table-cell table:formula="of:=[.A17]+0.1" office:value-type="float" office:value="1.75" calcext:value-type="float">
            <text:p>1,75</text:p>
          </table:table-cell>
          <table:table-cell office:value-type="float" office:value="-0.614" calcext:value-type="float">
            <text:p>-0,614</text:p>
          </table:table-cell>
        </table:table-row>
        <table:table-row table:style-name="ro1">
          <table:table-cell table:formula="of:=[.A18]+0.1" office:value-type="float" office:value="1.85" calcext:value-type="float">
            <text:p>1,85</text:p>
          </table:table-cell>
          <table:table-cell office:value-type="float" office:value="-0.622" calcext:value-type="float">
            <text:p>-0,622</text:p>
          </table:table-cell>
        </table:table-row>
        <table:table-row table:style-name="ro1">
          <table:table-cell table:formula="of:=[.A19]+0.1" office:value-type="float" office:value="1.95" calcext:value-type="float">
            <text:p>1,95</text:p>
          </table:table-cell>
          <table:table-cell office:value-type="float" office:value="-0.629" calcext:value-type="float">
            <text:p>-0,629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-0.633" calcext:value-type="float">
            <text:p>-0,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23:06:47.6939789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10:40:35.690483258</dc:date>
    <meta:editing-duration>PT30M25S</meta:editing-duration>
    <meta:editing-cycles>8</meta:editing-cycles>
    <meta:generator>LibreOffice/6.4.7.2$Linux_X86_64 LibreOffice_project/40$Build-2</meta:generator>
    <meta:document-statistic meta:table-count="7" meta:cell-count="267" meta:object-count="0"/>
  </office:meta>
</office:document-meta>
</file>